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72a" officeooo:paragraph-rsid="0018b72a"/>
    </style:style>
    <style:style style:name="P2" style:family="paragraph" style:parent-style-name="Preformatted_20_Text">
      <style:text-properties fo:color="#000000" style:font-name="DejaVu Sans Mono" officeooo:rsid="0018b72a" officeooo:paragraph-rsid="0018b72a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fo:color="#008080"/>
    </style:style>
    <style:style style:name="T4" style:family="text">
      <style:text-properties fo:color="#008080" style:font-name="DejaVu Sans Mono"/>
    </style:style>
    <style:style style:name="T5" style:family="text">
      <style:text-properties style:font-name="DejaVu Sans Mono"/>
    </style:style>
    <style:style style:name="T6" style:family="text">
      <style:text-properties fo:color="#660e7a" style:font-name="DejaVu Sans Mono"/>
    </style:style>
    <style:style style:name="T7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Для нахождения цикла достаточно запустить поиск в глубину и помечать вершины, которые мы уже прошли. Если в процессе поиска мы упремся в вершину, которая была уже помечена, это означает, что мы вернулись в начало, а значит мы обнаружили цикл. Если же так не произошло, то значит мы не нашли цикла и в данном графе циклов нет.</text:p>
      <text:p text:style-name="P1"/>
      <text:p text:style-name="P2"><text:span text:style-name="T1">bool </text:span>dfs(<text:span text:style-name="T3">Vertex </text:span>* v) {</text:p>
      <text:p text:style-name="P4"><text:s text:c="4"/><text:span text:style-name="T2">if</text:span><text:span text:style-name="T5">(v-&gt;</text:span><text:span text:style-name="T6">value </text:span><text:span text:style-name="T5">== </text:span><text:span text:style-name="T7">1</text:span><text:span text:style-name="T5">) </text:span><text:span text:style-name="T2">return true</text:span><text:span text:style-name="T5">;</text:span></text:p>
      <text:p text:style-name="P4"><text:s text:c="4"/><text:span text:style-name="T5">v-&gt;</text:span><text:span text:style-name="T6">value </text:span><text:span text:style-name="T5">= </text:span><text:span text:style-name="T7">1</text:span><text:span text:style-name="T5">;</text:span></text:p>
      <text:p text:style-name="P4"><text:s text:c="4"/><text:span text:style-name="T2">for</text:span><text:span text:style-name="T5">(</text:span><text:span text:style-name="T4">Vertex </text:span><text:span text:style-name="T5">* w : v-&gt;</text:span><text:span text:style-name="T6">neighbours</text:span><text:span text:style-name="T5">) dfs(w);</text:span></text:p>
      <text:p text:style-name="P5">}</text:p>
      <text:p text:style-name="P5"><text:span text:style-name="T1">bool </text:span>find_cycle(<text:span text:style-name="T3">Graph </text:span>&amp;g) {</text:p>
      <text:p text:style-name="P4"><text:s text:c="4"/><text:span text:style-name="T2">bool </text:span><text:span text:style-name="T5">result = </text:span><text:span text:style-name="T2">false</text:span><text:span text:style-name="T5">;</text:span></text:p>
      <text:p text:style-name="P4"><text:s text:c="4"/><text:span text:style-name="T2">for</text:span><text:span text:style-name="T5">(</text:span><text:span text:style-name="T4">Vertex </text:span><text:span text:style-name="T5">* v : g.</text:span><text:span text:style-name="T6">vertexes</text:span><text:span text:style-name="T5">) {</text:span></text:p>
      <text:p text:style-name="P4"><text:s text:c="8"/><text:span text:style-name="T2">if</text:span><text:span text:style-name="T5">(v-&gt;</text:span><text:span text:style-name="T6">value </text:span><text:span text:style-name="T5">&gt; </text:span><text:span text:style-name="T7">0</text:span><text:span text:style-name="T5">) </text:span><text:span text:style-name="T2">continue</text:span><text:span text:style-name="T5">;</text:span></text:p>
      <text:p text:style-name="P4"><text:s text:c="8"/><text:span text:style-name="T5">result = result || dfs(v);</text:span></text:p>
      <text:p text:style-name="P4"><text:s text:c="4"/><text:span text:style-name="T5">}</text:span></text:p>
      <text:p text:style-name="P4"><text:s text:c="4"/><text:span text:style-name="T2">return </text:span><text:span text:style-name="T5">result;</text:span>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4:53:27.554466957</meta:creation-date>
    <dc:date>2017-04-28T14:59:04.681145768</dc:date>
    <meta:editing-duration>PT5M37S</meta:editing-duration>
    <meta:editing-cycles>1</meta:editing-cycles>
    <meta:document-statistic meta:table-count="0" meta:image-count="0" meta:object-count="0" meta:page-count="1" meta:paragraph-count="15" meta:word-count="104" meta:character-count="627" meta:non-whitespace-character-count="493"/>
    <meta:generator>LibreOffice/5.1.6.2$Linux_X86_64 LibreOffice_project/10m0$Build-2</meta:generator>
  </office:meta>
</office:document-meta>
</file>